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riar usuário <text:s/><text:span text:style-name="T2">useradd</text:span> → nativo Linux</text:p>
      <text:p text:style-name="P4"/>
      <text:p text:style-name="Standard">wandir@wandir-Z690:~$ <text:span text:style-name="T1">sudo useradd -d /home/jdoe -m jdoe</text:span></text:p>
      <text:p text:style-name="Standard">[sudo] password for wandir: </text:p>
      <text:p text:style-name="Standard"/>
      <text:p text:style-name="Standard">wandir@wandir-Z690:~$ <text:span text:style-name="T1">ls -l /home</text:span></text:p>
      <text:p text:style-name="Standard">total 20</text:p>
      <text:p text:style-name="Standard">drwxr-x--- <text:s text:c="2"/>2 userdb01 userdb01 4096 abr 19 20:25 administrador</text:p>
      <text:p text:style-name="Standard">drwxr-x--- <text:s text:c="2"/>2 jdoe <text:s text:c="4"/>jdoe <text:s text:c="4"/>4096 mai 15 22:17 jdoe</text:p>
      <text:p text:style-name="Standard">drwx------ <text:s text:c="2"/>2 sftpuser sftp <text:s text:c="4"/>4096 abr 26 23:21 sftpuser</text:p>
      <text:p text:style-name="Standard">drwxr-x--- <text:s text:c="2"/>3 userdb01 userdb01 4096 abr 20 00:29 userdb01</text:p>
      <text:p text:style-name="Standard">drwxr-x---+ 54 wandir <text:s text:c="2"/>wandir <text:s text:c="2"/>4096 mai 14 22:21 wandir</text:p>
      <text:p text:style-name="Standard"/>
      <text:p text:style-name="Standard">wandir@wandir-Z690:~$ <text:span text:style-name="T1">sudo passwd jdoe</text:span></text:p>
      <text:p text:style-name="Standard">New password: </text:p>
      <text:p text:style-name="Standard">Retype new password: </text:p>
      <text:p text:style-name="Standard">passwd: password updated successfully</text:p>
      <text:p text:style-name="Standard"/>
      <text:p text:style-name="P1">Criar usuário <text:s/><text:span text:style-name="T2">adduser</text:span> → script Pearl <text:s/>→ cat /usr/sbin/adduser</text:p>
      <text:p text:style-name="P2"/>
      <text:p text:style-name="P2">wandir@wandir-Z690:~$ <text:span text:style-name="T1">sudo adduser dscully</text:span></text:p>
      <text:p text:style-name="P2">Adding user `dscully' ...</text:p>
      <text:p text:style-name="P2">Adding new group `dscully' (1003) ...</text:p>
      <text:p text:style-name="P2">Adding new user `dscully' (1001) with group `dscully' ...</text:p>
      <text:p text:style-name="P2">Creating home directory `/home/dscully' ...</text:p>
      <text:p text:style-name="P2">Copying files from `/etc/skel' ...</text:p>
      <text:p text:style-name="P2">New password: </text:p>
      <text:p text:style-name="P2">Retype new password: </text:p>
      <text:p text:style-name="P2">passwd: password updated successfully</text:p>
      <text:p text:style-name="P2">Changing the user information for dscully</text:p>
      <text:p text:style-name="P2">Enter the new value, or press ENTER for the default</text:p>
      <text:p text:style-name="P2"><text:tab/>Full Name []: Dana Scully</text:p>
      <text:p text:style-name="P2"><text:tab/>Room Number []: 405</text:p>
      <text:p text:style-name="P2"><text:tab/>Work Phone []: 555-412-5555</text:p>
      <text:p text:style-name="P2"><text:tab/>Home Phone []: 412-555-5555</text:p>
      <text:p text:style-name="P2"><text:tab/>Other []: Trust no one</text:p>
      <text:p text:style-name="P2">Is the information correct? [Y/n] Y</text:p>
      <text:p text:style-name="P2"/>
      <text:p text:style-name="P1">Remover usuário:</text:p>
      <text:p text:style-name="P3"><text:tab/>sudo userdel dscully <text:s text:c="2"/>→ <text:span text:style-name="T3">não remove /home/dscully</text:span></text:p>
      <text:p text:style-name="P2"/>
      <text:p text:style-name="P2"><text:tab/>Para remover:</text:p>
      <text:p text:style-name="P2"/>
      <text:p text:style-name="P2"><text:tab/><text:tab/>sudo mv /home/dscully /store/file_archive</text:p>
      <text:p text:style-name="P2"/>
      <text:p text:style-name="P2"><text:tab/><text:tab/>or</text:p>
      <text:p text:style-name="P2"/>
      <text:p text:style-name="P2"><text:tab/><text:tab/>sudo rm -r /home/dscully</text:p>
      <text:p text:style-name="P2"/>
      <text:p text:style-name="P2"/>
      <text:p text:style-name="P3"><text:soft-page-break/>Understanding the /etc/passwd and /etc/shadow files</text:p>
      <text:p text:style-name="P3">wandir@wandir-Z690:~$ cat /etc/passwd</text:p>
      <text:p text:style-name="P3">root:x:0:0:root:/root:/bin/bash</text:p>
      <text:p text:style-name="P2">daemon:x:1:1:daemon:/usr/sbin:/usr/sbin/nologin</text:p>
      <text:p text:style-name="P2">bin:x:2:2:bin:/bin:/usr/sbin/nologin</text:p>
      <text:p text:style-name="P2">sys:x:3:3:sys:/dev:/usr/sbin/nologin</text:p>
      <text:p text:style-name="P2">sync:x:4:65534:sync:/bin:/bin/sync</text:p>
      <text:p text:style-name="P2">games:x:5:60:games:/usr/games:/usr/sbin/nologin</text:p>
      <text:p text:style-name="P2">man:x:6:12:man:/var/cache/man:/usr/sbin/nologin</text:p>
      <text:p text:style-name="P2">lp:x:7:7:lp:/var/spool/lpd:/usr/sbin/nologin</text:p>
      <text:p text:style-name="P2">mail:x:8:8:mail:/var/mail:/usr/sbin/nologin</text:p>
      <text:p text:style-name="P2">news:x:9:9:news:/var/spool/news:/usr/sbin/nologin</text:p>
      <text:p text:style-name="P2">uucp:x:10:10:uucp:/var/spool/uucp:/usr/sbin/nologin</text:p>
      <text:p text:style-name="P2">proxy:x:13:13:proxy:/bin:/usr/sbin/nologin</text:p>
      <text:p text:style-name="P2">www-data:x:33:33:www-data:/var/www:/usr/sbin/nologin</text:p>
      <text:p text:style-name="P2">backup:x:34:34:backup:/var/backups:/usr/sbin/nologin</text:p>
      <text:p text:style-name="P2">list:x:38:38:Mailing List Manager:/var/list:/usr/sbin/nologin</text:p>
      <text:p text:style-name="P2">irc:x:39:39:ircd:/run/ircd:/usr/sbin/nologin</text:p>
      <text:p text:style-name="P2">gnats:x:41:41:Gnats Bug-Reporting System (admin):/var/lib/gnats:/usr/sbin/nologin</text:p>
      <text:p text:style-name="P2">nobody:x:65534:65534:nobody:/nonexistent:/usr/sbin/nologin</text:p>
      <text:p text:style-name="P2">systemd-network:x:100:102:systemd Network Management,,,:/run/systemd:/usr/sbin/nologin</text:p>
      <text:p text:style-name="P2">systemd-resolve:x:101:103:systemd Resolver,,,:/run/systemd:/usr/sbin/nologin</text:p>
      <text:p text:style-name="P2">messagebus:x:102:105::/nonexistent:/usr/sbin/nologin</text:p>
      <text:p text:style-name="P2">systemd-timesync:x:103:106:systemd Time Synchronization,,,:/run/systemd:/usr/sbin/nologin</text:p>
      <text:p text:style-name="P2">syslog:x:104:111::/home/syslog:/usr/sbin/nologin</text:p>
      <text:p text:style-name="P2">_apt:x:105:65534::/nonexistent:/usr/sbin/nologin</text:p>
      <text:p text:style-name="P2">tss:x:106:112:TPM software stack,,,:/var/lib/tpm:/bin/false</text:p>
      <text:p text:style-name="P2">uuidd:x:107:115::/run/uuidd:/usr/sbin/nologin</text:p>
      <text:p text:style-name="P2">systemd-oom:x:108:116:systemd Userspace OOM Killer,,,:/run/systemd:/usr/sbin/nologin</text:p>
      <text:p text:style-name="P2">tcpdump:x:109:117::/nonexistent:/usr/sbin/nologin</text:p>
      <text:p text:style-name="P2">avahi-autoipd:x:110:119:Avahi autoip daemon,,,:/var/lib/avahi-autoipd:/usr/sbin/nologin</text:p>
      <text:p text:style-name="P2">usbmux:x:111:46:usbmux daemon,,,:/var/lib/usbmux:/usr/sbin/nologin</text:p>
      <text:p text:style-name="P2">dnsmasq:x:112:65534:dnsmasq,,,:/var/lib/misc:/usr/sbin/nologin</text:p>
      <text:p text:style-name="P2">kernoops:x:113:65534:Kernel Oops Tracking Daemon,,,:/:/usr/sbin/nologin</text:p>
      <text:p text:style-name="P2">avahi:x:114:121:Avahi mDNS daemon,,,:/run/avahi-daemon:/usr/sbin/nologin</text:p>
      <text:p text:style-name="P2">cups-pk-helper:x:115:122:user for cups-pk-helper service,,,:/home/cups-pk-helper:/usr/sbin/nologin</text:p>
      <text:p text:style-name="P2">rtkit:x:116:123:RealtimeKit,,,:/proc:/usr/sbin/nologin</text:p>
      <text:p text:style-name="P2">whoopsie:x:117:124::/nonexistent:/bin/false</text:p>
      <text:p text:style-name="P2">sssd:x:118:125:SSSD system user,,,:/var/lib/sss:/usr/sbin/nologin</text:p>
      <text:p text:style-name="P2">speech-dispatcher:x:119:29:Speech Dispatcher,,,:/run/speech-dispatcher:/bin/false</text:p>
      <text:p text:style-name="P2">nm-openvpn:x:120:126:NetworkManager OpenVPN,,,:/var/lib/openvpn/chroot:/usr/sbin/nologin</text:p>
      <text:p text:style-name="P2">saned:x:121:128::/var/lib/saned:/usr/sbin/nologin</text:p>
      <text:p text:style-name="P2">colord:x:122:129:colord colour management daemon,,,:/var/lib/colord:/usr/sbin/nologin</text:p>
      <text:p text:style-name="P2">geoclue:x:123:130::/var/lib/geoclue:/usr/sbin/nologin</text:p>
      <text:p text:style-name="P2">pulse:x:124:131:PulseAudio daemon,,,:/run/pulse:/usr/sbin/nologin</text:p>
      <text:p text:style-name="P2">gnome-initial-setup:x:125:65534::/run/gnome-initial-setup/:/bin/false</text:p>
      <text:p text:style-name="P2">hplip:x:126:7:HPLIP system user,,,:/run/hplip:/bin/false</text:p>
      <text:p text:style-name="P2">gdm:x:127:133:Gnome Display Manager:/var/lib/gdm3:/bin/false</text:p>
      <text:p text:style-name="P3">wandir:x:1000:1000:Wandir,,,:/home/wandir:/bin/bash</text:p>
      <text:p text:style-name="P2">fwupd-refresh:x:128:136:fwupd-refresh user,,,:/run/systemd:/usr/sbin/nologin</text:p>
      <text:p text:style-name="P3">mysql:x:129:137:MySQL Server,,,:/nonexistent:/bin/false</text:p>
      <text:p text:style-name="P3">mongodb:x:130:65534::/home/mongodb:/usr/sbin/nologin</text:p>
      <text:p text:style-name="P3"><text:soft-page-break/>postgres:x:131:139:PostgreSQL administrator,,,:/var/lib/postgresql:/bin/bash</text:p>
      <text:p text:style-name="P2">_flatpak:x:132:140:Flatpak system-wide installation helper,,,:/nonexistent:/usr/sbin/nologin</text:p>
      <text:p text:style-name="P2">userdb01:x:1002:1002:,,,:/home/userdb01:/bin/bash</text:p>
      <text:p text:style-name="P2">sshd:x:133:65534::/run/sshd:/usr/sbin/nologin</text:p>
      <text:p text:style-name="P2">sftpuser:x:1003:1001::/home/sftpuser:/bin/sh</text:p>
      <text:p text:style-name="P2">swtpm:x:134:144:virtual TPM software stack,,,:/var/lib/swtpm:/bin/false</text:p>
      <text:p text:style-name="P2">libvirt-qemu:x:64055:109:Libvirt Qemu,,,:/var/lib/libvirt:/usr/sbin/nologin</text:p>
      <text:p text:style-name="P2">libvirt-dnsmasq:x:135:146:Libvirt Dnsmasq,,,:/var/lib/libvirt/dnsmasq:/usr/sbin/nologin</text:p>
      <text:p text:style-name="P2">jdoe:x:1004:1004::/home/jdoe:/bin/sh</text:p>
      <text:p text:style-name="P2"><text:span text:style-name="T1">dscully:x:1001:1003:Dana Scully,405,555-412-5555,412-555-5555,Trust no</text:span> one:/home/dscully:/bin/bash</text:p>
      <text:p text:style-name="P2"/>
      <text:p text:style-name="P2">On a Linux system, user accounts and groups are actually referenced by their IDs. While it’s easier</text:p>
      <text:p text:style-name="P2">for you and I to manage users by their names, usernames and group names are nothing more than a</text:p>
      <text:p text:style-name="P2">label placed on the UID and GID in order to help us identify them more easily.</text:p>
      <text:p text:style-name="P2">For example, it may be frustrating to try to remember that jdoe is UID 1004 on our server each</text:p>
      <text:p text:style-name="P2">time we want to manage this account. Managing it by referring to the account as jdoe is easier for</text:p>
      <text:p text:style-name="P2">humans, since we don’t remember numbers as well as we do na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5-15T22:18:29</meta:creation-date>
    <dc:date>2023-05-15T22:36:31</dc:date>
    <dc:creator>Wandir Pereira</dc:creator>
    <meta:editing-duration>PT18M3S</meta:editing-duration>
    <meta:editing-cycles>4</meta:editing-cycles>
    <meta:generator>OpenOffice/4.1.14$Unix OpenOffice.org_project/4114m1$Build-9811</meta:generator>
    <meta:document-statistic meta:table-count="0" meta:image-count="0" meta:object-count="0" meta:page-count="3" meta:paragraph-count="106" meta:word-count="420" meta:character-count="5580"/>
  </office:meta>
</office:document-meta>
</file>